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10.508cm" svg:y="8.332cm">
            <draw:object draw:notify-on-update-of-ranges="Feuille1.F5:Feuille1.F5 Feuille1.F6:Feuille1.F16 Feuille1.G5:Feuille1.G5 Feuille1.G6:Feuille1.G16 Feuille1.F5:Feuille1.F5 Feuille1.F6:Feuille1.F16 Feuille1.H5:Feuille1.H5 Feuille1.H6:Feuille1.H16 Feuille1.F5:Feuille1.F5 Feuille1.F6:Feuille1.F16 Feuille1.I5:Feuille1.I5 Feuille1.I6:Feuille1.I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2">
          <table:table-cell office:value-type="string" calcext:value-type="string">
            <text:p>nombre de sommet </text:p>
          </table:table-cell>
          <table:table-cell/>
          <table:table-cell office:value-type="string" calcext:value-type="string">
            <text:p>moyenne des pourcentage de différenc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glouton</text:p>
          </table:table-cell>
          <table:table-cell office:value-type="string" calcext:value-type="string">
            <text:p>dynamique</text:p>
          </table:table-cell>
          <table:table-cell office:value-type="string" calcext:value-type="string">
            <text:p>essai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essai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0816" calcext:value-type="float">
            <text:p>0,00081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.003" calcext:value-type="float">
            <text:p>0,003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01588" calcext:value-type="float">
            <text:p>0,00158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4" calcext:value-type="float">
            <text:p>0,004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02127" calcext:value-type="float">
            <text:p>0,002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6" calcext:value-type="float">
            <text:p>0,006</text:p>
          </table:table-cell>
          <table:table-cell office:value-type="float" office:value="0.053" calcext:value-type="float">
            <text:p>0,053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2802" calcext:value-type="float">
            <text:p>0,00280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8" calcext:value-type="float">
            <text:p>0,008</text:p>
          </table:table-cell>
          <table:table-cell office:value-type="float" office:value="0.254" calcext:value-type="float">
            <text:p>0,254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03377" calcext:value-type="float">
            <text:p>0,00337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4" calcext:value-type="float">
            <text:p>0,004</text:p>
          </table:table-cell>
          <table:table-cell office:value-type="float" office:value="0.01" calcext:value-type="float">
            <text:p>0,01</text:p>
          </table:table-cell>
          <table:table-cell office:value-type="float" office:value="1.022" calcext:value-type="float">
            <text:p>1,022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364" calcext:value-type="float">
            <text:p>0,0036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0,005</text:p>
          </table:table-cell>
          <table:table-cell office:value-type="float" office:value="0.013" calcext:value-type="float">
            <text:p>0,013</text:p>
          </table:table-cell>
          <table:table-cell office:value-type="float" office:value="4.96" calcext:value-type="float">
            <text:p>4,96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004144" calcext:value-type="float">
            <text:p>0,0041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13" calcext:value-type="float">
            <text:p>0,013</text:p>
          </table:table-cell>
          <table:table-cell office:value-type="float" office:value="25.74" calcext:value-type="float">
            <text:p>25,74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003828" calcext:value-type="float">
            <text:p>0,00382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6" calcext:value-type="float">
            <text:p>0,006</text:p>
          </table:table-cell>
          <table:table-cell office:value-type="float" office:value="0.016" calcext:value-type="float">
            <text:p>0,016</text:p>
          </table:table-cell>
          <table:table-cell office:value-type="float" office:value="125.729" calcext:value-type="float">
            <text:p>125,729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004741" calcext:value-type="float">
            <text:p>0,00474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2" calcext:value-type="float">
            <text:p>0,022</text:p>
          </table:table-cell>
          <table:table-cell office:value-type="float" office:value="621.653" calcext:value-type="float">
            <text:p>621,653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004501" calcext:value-type="float">
            <text:p>0,00450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5" calcext:value-type="float">
            <text:p>0,025</text:p>
          </table:table-cell>
          <table:table-cell office:value-type="float" office:value="3492.892" calcext:value-type="float">
            <text:p>3492,892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6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 style:data-style-name="N2" text:time-value="06:25:50.7184479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ournier Benoit</meta:initial-creator>
    <meta:creation-date>2017-05-08T18:50:02</meta:creation-date>
    <dc:date>2017-05-09T06:36:31.209765280</dc:date>
    <meta:editing-duration>PT3H23M39S</meta:editing-duration>
    <meta:editing-cycles>3</meta:editing-cycles>
    <meta:generator>LibreOffice/4.2.8.2$Linux_X86_64 LibreOffice_project/420m0$Build-2</meta:generator>
    <meta:document-statistic meta:table-count="3" meta:cell-count="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89cm" svg:y="3.703cm" style:legend-expansion="high" chart:style-name="ch2"/>
        <chart:plot-area chart:style-name="ch3" table:cell-range-address="Feuille1.F5:Feuille1.I16" chart:data-source-has-labels="row" svg:x="0.32cm" svg:y="0.18cm" svg:width="12.349cm" svg:height="8.64cm">
          <chartooo:coordinate-region svg:x="1.497cm" svg:y="0.38cm" svg:width="10.98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G6:Feuille1.G16" chart:label-cell-address="Feuille1.G5:Feuille1.G5" chart:class="chart:scatter">
            <chart:domain table:cell-range-address="Feuille1.F6:Feuille1.F16"/>
            <chart:data-point chart:repeated="11"/>
          </chart:series>
          <chart:series chart:style-name="ch8" chart:values-cell-range-address="Feuille1.H6:Feuille1.H16" chart:label-cell-address="Feuille1.H5:Feuille1.H5" chart:class="chart:scatter">
            <chart:data-point chart:repeated="11"/>
          </chart:series>
          <chart:series chart:style-name="ch9" chart:values-cell-range-address="Feuille1.I6:Feuille1.I16" chart:label-cell-address="Feuille1.I5:Feuille1.I5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glouton</text:p>
                <draw:g>
                  <svg:desc>Feuille1.G5:Feuille1.G5</svg:desc>
                </draw:g>
              </table:table-cell>
              <table:table-cell office:value-type="string">
                <text:p>dynamique</text:p>
                <draw:g>
                  <svg:desc>Feuille1.H5:Feuille1.H5</svg:desc>
                </draw:g>
              </table:table-cell>
              <table:table-cell office:value-type="string">
                <text:p>essai</text:p>
                <draw:g>
                  <svg:desc>Feuille1.I5:Feuille1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euille1.F6:Feuille1.F16</svg:desc>
                </draw:g>
              </table:table-cell>
              <table:table-cell office:value-type="float" office:value="0.001">
                <text:p>0.001</text:p>
                <draw:g>
                  <svg:desc>Feuille1.G6:Feuille1.G16</svg:desc>
                </draw:g>
              </table:table-cell>
              <table:table-cell office:value-type="float" office:value="0.001">
                <text:p>0.001</text:p>
                <draw:g>
                  <svg:desc>Feuille1.H6:Feuille1.H16</svg:desc>
                </draw:g>
              </table:table-cell>
              <table:table-cell office:value-type="float" office:value="0.001">
                <text:p>0.001</text:p>
                <draw:g>
                  <svg:desc>Feuille1.I6:Feuille1.I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04">
                <text:p>0.004</text:p>
              </table:table-cell>
              <table:table-cell office:value-type="float" office:value="0.008">
                <text:p>0.008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004">
                <text:p>0.004</text:p>
              </table:table-cell>
              <table:table-cell office:value-type="float" office:value="0.01">
                <text:p>0.01</text:p>
              </table:table-cell>
              <table:table-cell office:value-type="float" office:value="1.022">
                <text:p>1.0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05">
                <text:p>0.005</text:p>
              </table:table-cell>
              <table:table-cell office:value-type="float" office:value="0.013">
                <text:p>0.013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.006">
                <text:p>0.006</text:p>
              </table:table-cell>
              <table:table-cell office:value-type="float" office:value="0.013">
                <text:p>0.013</text:p>
              </table:table-cell>
              <table:table-cell office:value-type="float" office:value="25.74">
                <text:p>25.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.006">
                <text:p>0.006</text:p>
              </table:table-cell>
              <table:table-cell office:value-type="float" office:value="0.016">
                <text:p>0.016</text:p>
              </table:table-cell>
              <table:table-cell office:value-type="float" office:value="125.729">
                <text:p>125.7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008">
                <text:p>0.008</text:p>
              </table:table-cell>
              <table:table-cell office:value-type="float" office:value="0.022">
                <text:p>0.022</text:p>
              </table:table-cell>
              <table:table-cell office:value-type="float" office:value="621.653">
                <text:p>621.6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0.008">
                <text:p>0.008</text:p>
              </table:table-cell>
              <table:table-cell office:value-type="float" office:value="0.025">
                <text:p>0.025</text:p>
              </table:table-cell>
              <table:table-cell office:value-type="float" office:value="3492.892">
                <text:p>3492.8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